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52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e8f2a1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</style:style>
    <style:style style:name="ce2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0*15" office:value-type="float" office:value="1500" calcext:value-type="float">
            <text:p>1500</text:p>
          </table:table-cell>
          <table:table-cell table:formula="of:=100*15+30*20" office:value-type="float" office:value="2100" calcext:value-type="float">
            <text:p>2100</text:p>
          </table:table-cell>
          <table:table-cell table:formula="of:=100*15+60*25" office:value-type="float" office:value="3000" calcext:value-type="float">
            <text:p>300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formula="of:=130*15-6*30" office:value-type="float" office:value="1770" calcext:value-type="float">
            <text:p>1770</text:p>
          </table:table-cell>
          <table:table-cell table:formula="of:=15*130" office:value-type="float" office:value="1950" calcext:value-type="float">
            <text:p>1950</text:p>
          </table:table-cell>
          <table:table-cell table:formula="of:=130*15+30*25" office:value-type="float" office:value="2700" calcext:value-type="float">
            <text:p>2700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160*15-60*6" office:value-type="float" office:value="2040" calcext:value-type="float">
            <text:p>2040</text:p>
          </table:table-cell>
          <table:table-cell table:formula="of:=15*160-30*6" office:value-type="float" office:value="2220" calcext:value-type="float">
            <text:p>2220</text:p>
          </table:table-cell>
          <table:table-cell table:formula="of:=160*15" office:value-type="float" office:value="2400" calcext:value-type="float">
            <text:p>2400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950" calcext:value-type="float">
            <text:p>1950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inmax(котельной) 24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Лучшая стратегия 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axmin(природа) 24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Лучшая стратегия 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table:style-name="ce23" office:value-type="string" calcext:value-type="string">
            <text:p>Вывод: Нужно закупать 160 топлива для суровой зимы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4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4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-5" calcext:value-type="float">
            <text:p>-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4"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2 игрок (на проигрыш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 table:number-columns-spanned="1" table:number-rows-spanned="2">
            <text:p>1 игрок (на выйгрыш)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1 игрок</text:p>
          </table:table-cell>
          <table:table-cell office:value-type="string" calcext:value-type="string">
            <text:p>2 игрок</text:p>
          </table:table-cell>
        </table:table-row>
        <table:table-row table:style-name="ro1">
          <table:table-cell/>
          <table:covered-table-cell/>
          <table:table-cell table:style-name="ce26"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Maxmin(1и) = 2</text:p>
          </table:table-cell>
          <table:table-cell office:value-type="string" calcext:value-type="string">
            <text:p>Minmax = 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 стратегия</text:p>
          </table:table-cell>
          <table:table-cell office:value-type="string" calcext:value-type="string">
            <text:p>3 стратегия</text:p>
          </table:table-cell>
        </table:table-row>
        <table:table-row table:style-name="ro1">
          <table:table-cell table:number-columns-repeated="4"/>
          <table:table-cell table:style-name="ce31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ф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.00.0000</text:date>, <text:time style:data-style-name="N2" text:time-value="09:26:54.6992769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13:54:48.218103453</meta:creation-date>
    <dc:date>2026-02-26T09:32:56.126351335</dc:date>
    <meta:editing-duration>P1DT46M31S</meta:editing-duration>
    <meta:editing-cycles>3</meta:editing-cycles>
    <meta:generator>LibreOffice/25.8.4.2$Linux_X86_64 LibreOffice_project/580$Build-2</meta:generator>
    <meta:document-statistic meta:table-count="2" meta:cell-count="69" meta:object-count="0"/>
  </office:meta>
</office:document-meta>
</file>